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master-page-name="Standard">
      <style:paragraph-properties fo:text-align="justify" style:justify-single-word="false" style:page-number="auto">
        <style:tab-stops>
          <style:tab-stop style:position="6.152cm"/>
        </style:tab-stops>
      </style:paragraph-properties>
      <style:text-properties style:use-window-font-color="true" style:font-name="Arial" fo:font-size="10.5pt" fo:language="es" fo:country="ES" fo:font-style="normal" style:text-underline-style="none" fo:font-weight="normal" officeooo:paragraph-rsid="00130f3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únete con tu grupo base generar un fichero .sql que contenga todas las soluciones. Mientras se genera el fichero solución explicarás la sentencia SQL que has elaborado. Para elaborar el fichero .sql pondréis las soluciones a las preguntas de todos los especialistas.</text:p>
      <text:list xml:id="list4217506654" text:style-name="L1">
        <text:list-header>
          <text:p text:style-name="P8"/>
        </text:list-header>
        <text:list-item>
          <text:p text:style-name="P8">A partir de la tabla EMPLE, obtener el APELLIDO, SALARIO y DEPT_NO de los empleados cuyo salario sea mayor de 200000 de los departamentos 10 y 20.</text:p>
          <text:p text:style-name="P8"/>
        </text:list-item>
        <text:list-item>
          <text:p text:style-name="P8"><text:s/>A partir de la tabla EMPLE, obtener aquellos empleados cuyo apellido empiece por una ‘J’. </text:p>
          <text:p text:style-name="P8"/>
        </text:list-item>
        <text:list-item>
          <text:p text:style-name="P8">Obtener aquellos empleados cuyo apellido tengan una ‘R’ en la segunda posición. </text:p>
          <text:p text:style-name="P8"/>
        </text:list-item>
        <text:list-item>
          <text:p text:style-name="P8">Obtener aquellos empleados cuyo apellido empiece por ‘A’ y tengan una ‘O’ en su interior. </text:p>
          <text:p text:style-name="P8"/>
        </text:list-item>
        <text:list-item>
          <text:p text:style-name="P8">A partir de la tabla EMPLE, obtener el apellido y el salario de los empleados cuyo salario esté comprendido entre 150000 y 200000. </text:p>
          <text:p text:style-name="P8"/>
        </text:list-item>
        <text:list-item>
          <text:p text:style-name="P8">A partir de la tabla EMPLE, obtener el apellido y el salario de los empleados cuyo salario NO esté comprendido entre 150000 y 200000. </text:p>
          <text:p text:style-name="P8"/>
        </text:list-item>
        <text:list-item>
          <text:p text:style-name="P8">Consultar los apellidos de la tabla EMPLE cuyo oficio sea ‘VENDEDOR’, ‘ANALISTA’ o ’EMPLEADO’.</text:p>
          <text:p text:style-name="P8"/>
        </text:list-item>
        <text:list-item>
          <text:p text:style-name="P8">Consultar los apellidos de la tabla EMPLE cuyo oficio no sea ni ‘VENDEDOR’, ni ‘ANALISTA’ ni ’EMPLEADO’.</text:p>
          <text:p text:style-name="P8"/>
        </text:list-item>
        <text:list-item>
          <text:p text:style-name="P8"><text:s/>A partir de la tabla EMPLE, obtener el apellido de los empleados cuyo departamento sea 10 o 30. </text:p>
        </text:list-item>
        <text:list-item>
          <text:p text:style-name="P8">Consultar los empleados cuyo departamento no sea ni 10 ni 30. </text:p>
          <text:p text:style-name="P8"/>
        </text:list-item>
        <text:list-item>
          <text:p text:style-name="P8">Consultar los apellidos de los empleados cuya comisión es nula. </text:p>
          <text:p text:style-name="P8"/>
        </text:list-item>
        <text:list-item>
          <text:p text:style-name="P8">Consultar los apellidos de los empleados cuya comisión no es nula.</text:p>
          <text:p text:style-name="P8"/>
        </text:list-item>
        <text:list-item>
          <text:p text:style-name="P8">Mostrar el apellido y el oficio de los empleados que no tienen director. </text:p>
          <text:p text:style-name="P8"/>
        </text:list-item>
        <text:list-item>
          <text:p text:style-name="P8">Consultar los oficios de la empresa pero sin que aparezcan repeticiones.</text:p>
          <text:p text:style-name="P8"/>
        </text:list-item>
        <text:list-item>
          <text:p text:style-name="P8">Seleccionar de la tabla EMPLE a todos los empleados del departamento 20. Además, la consulta debe aparecer ordenada por APELLIDO. En el caso de que dos empleados tengan el mismo apellido, ordenarlos de mayor a menor salario. Los campos que hay que consultar son: número de empleado, apellido, oficio y número de departamento. </text:p>
          <text:p text:style-name="P8"/>
        </text:list-item>
        <text:list-item>
          <text:p text:style-name="P8">Consulta de los empleados cuyo oficio sea ‘ANALISTA’ ordenado por número de empleado. </text:p>
          <text:p text:style-name="P8"/>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3-01-07T18:08:38.02</meta:creation-date>
    <meta:editing-cycles>8</meta:editing-cycles>
    <meta:editing-duration>PT57M19S</meta:editing-duration>
    <meta:initial-creator>B I-I</meta:initial-creator>
    <dc:date>2017-11-09T17:53:37.318750478</dc:date>
    <meta:document-statistic meta:table-count="1" meta:image-count="1" meta:object-count="0" meta:page-count="1" meta:paragraph-count="21" meta:word-count="353" meta:character-count="2234" meta:non-whitespace-character-count="1776"/>
    <meta:user-defined meta:name="Info 1"/>
    <meta:user-defined meta:name="Info 2"/>
    <meta:user-defined meta:name="Info 3"/>
    <meta:user-defined meta:name="Info 4"/>
    <meta:template xlink:type="simple" xlink:actuate="onRequest" xlink:title="Plantilla_ejercicios_examenes_BD" xlink:href="../../../../Plantilla_ejercicios_examenes_BD.ott" meta:date="2013-01-07T18:08:37.530000000"/>
  </office:meta>
</office:document-meta>
</file>